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2000000C01214CF23459033B9.png" manifest:media-type="image/png"/>
  <manifest:file-entry manifest:full-path="Pictures/100002010000044E0000019D64E56A9EA383D00D.png" manifest:media-type="image/png"/>
  <manifest:file-entry manifest:full-path="Pictures/10000201000001A20000016E1C15248D848F9C99.png" manifest:media-type="image/png"/>
  <manifest:file-entry manifest:full-path="Pictures/10000201000000640000004A838EA2701D8F771E.png" manifest:media-type="image/png"/>
  <manifest:file-entry manifest:full-path="Pictures/10000201000004DF00000289C3BC3EA87C61B50D.png" manifest:media-type="image/png"/>
  <manifest:file-entry manifest:full-path="Pictures/10000201000006E5000000DAF5E22B4E19D5D8AE.png" manifest:media-type="image/png"/>
  <manifest:file-entry manifest:full-path="Pictures/1000020100000041000000424CA7AA680B855F78.png" manifest:media-type="image/png"/>
  <manifest:file-entry manifest:full-path="Pictures/1000020100000041000000426FD1DDB77659CA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7cm, -1.128cm, -0.294cm, 0cm)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-0.132cm)"/>
    </style:style>
    <style:style style:name="gr10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-0.132cm)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7cm, -1.128cm, -0.294cm, 0cm)"/>
    </style:style>
    <style:style style:name="gr14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-0.132cm)"/>
    </style:style>
    <style:style style:name="gr15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-0.132cm)"/>
    </style:style>
    <style:style style:name="pr1" style:family="presentation" style:parent-style-name="_31__5f_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bitmap" draw:fill-image-name="msFillBitmap_20_1" style:repeat="stretch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4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1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7" draw:style-name="gr1" draw:text-style-name="P2" draw:layer="layout" svg:width="21.382cm" svg:height="5.331cm" svg:x="12.278cm" svg:y="10.69cm">
          <text:p text:style-name="P1"><text:span text:style-name="T1">Getting your matrix</text:span></text:p>
          <text:p text:style-name="P1"><text:span text:style-name="T1">dimensions r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2" draw:layer="layout" svg:width="20.216cm" svg:height="5.837cm" svg:x="12.86cm" svg:y="3.187cm">
          <text:p text:style-name="P1"><text:span text:style-name="T2">Deep Neural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1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 " draw:style-name="dp1" draw:master-page-name="Title_20_and_20_Content" presentation:presentation-page-layout-name="AL1T11">
        <draw:frame draw:name="Title 1" presentation:style-name="pr3" draw:text-style-name="P7" draw:layer="layout" svg:width="29.209cm" svg:height="3.681cm" svg:x="0cm" svg:y="-0.639cm" presentation:class="title" presentation:user-transformed="true">
          <draw:text-box>
            <text:p text:style-name="P6"><text:span text:style-name="T4">Parameters <text:s/>and </text:span></text:p>
          </draw:text-box>
        </draw:frame>
        <draw:frame draw:name="Title 1" presentation:style-name="pr4" draw:text-style-name="P8" draw:layer="layout" svg:width="29.209cm" svg:height="3.681cm" svg:x="0cm" svg:y="-0.639cm" presentation:class="title" presentation:user-transformed="true">
          <draw:text-box>
            <text:p text:style-name="P6"><text:span text:style-name="T4"> </text:span></text:p>
          </draw:text-box>
        </draw:frame>
        <draw:g draw:name="Group 574">
          <draw:g draw:name="Group 575">
            <draw:custom-shape draw:name="Oval 588" draw:style-name="gr4" draw:text-style-name="P2" draw:layer="layout" svg:width="0.751cm" svg:height="0.636cm" svg:x="18.255cm" svg:y="4.492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89" draw:style-name="gr4" draw:text-style-name="P2" draw:layer="layout" svg:width="0.751cm" svg:height="0.636cm" svg:x="18.212cm" svg:y="5.817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90" draw:style-name="gr4" draw:text-style-name="P2" draw:layer="layout" svg:width="0.751cm" svg:height="0.636cm" svg:x="13.329cm" svg:y="3.801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91" draw:style-name="gr4" draw:text-style-name="P2" draw:layer="layout" svg:width="0.751cm" svg:height="0.636cm" svg:x="13.329cm" svg:y="5.1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92" draw:style-name="gr4" draw:text-style-name="P2" draw:layer="layout" svg:width="0.751cm" svg:height="0.636cm" svg:x="13.329cm" svg:y="6.55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93" draw:style-name="gr4" draw:text-style-name="P2" draw:layer="layout" svg:width="0.751cm" svg:height="0.636cm" svg:x="13.329cm" svg:y="2.423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594" draw:style-name="gr5" draw:text-style-name="P9" draw:layer="layout" svg:width="1.645cm" svg:height="0.667cm" svg:x="19.007cm" svg:y="4.8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Oval 595" draw:style-name="gr4" draw:text-style-name="P2" draw:layer="layout" svg:width="0.751cm" svg:height="0.636cm" svg:x="20.653cm" svg:y="5.159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596" draw:style-name="gr5" draw:text-style-name="P9" draw:layer="layout" svg:width="1.688cm" svg:height="0.656cm" svg:x="18.963cm" svg:y="5.47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597" draw:style-name="gr5" draw:text-style-name="P9" draw:layer="layout" svg:width="1.177cm" svg:height="0.019cm" svg:x="21.405cm" svg:y="5.47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Box 598" draw:style-name="gr6" draw:text-style-name="P2" draw:layer="layout" svg:width="1.022cm" svg:height="0.854cm" svg:x="22.583cm" svg:y="4.932cm">
              <text:p text:style-name="P1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98" draw:style-name="gr7" draw:text-style-name="P11" draw:layer="layout" svg:width="1.022cm" svg:height="0.854cm" svg:x="22.583cm" svg:y="4.932cm">
              <text:p text:style-name="P10"><text:span text:style-name="T5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599" draw:style-name="gr5" draw:text-style-name="P9" draw:layer="layout" svg:width="1.688cm" svg:height="1.377cm" svg:x="11.64cm" svg:y="2.7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00" draw:style-name="gr5" draw:text-style-name="P9" draw:layer="layout" svg:width="1.688cm" svg:height="0.001cm" svg:x="11.64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01" draw:style-name="gr5" draw:text-style-name="P9" draw:layer="layout" svg:width="1.688cm" svg:height="1.377cm" svg:x="11.64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02" draw:style-name="gr5" draw:text-style-name="P9" draw:layer="layout" svg:width="1.688cm" svg:height="2.755cm" svg:x="11.64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03" draw:style-name="gr5" draw:text-style-name="P9" draw:layer="layout" svg:width="1.688cm" svg:height="2.755cm" svg:x="11.64cm" svg:y="2.7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04" draw:style-name="gr5" draw:text-style-name="P9" draw:layer="layout" svg:width="1.688cm" svg:height="1.377cm" svg:x="11.64cm" svg:y="4.11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05" draw:style-name="gr5" draw:text-style-name="P9" draw:layer="layout" svg:width="1.688cm" svg:height="0.001cm" svg:x="11.64cm" svg:y="5.49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06" draw:style-name="gr5" draw:text-style-name="P9" draw:layer="layout" svg:width="1.688cm" svg:height="1.377cm" svg:x="11.64cm" svg:y="5.49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07" draw:style-name="gr5" draw:text-style-name="P9" draw:layer="layout" svg:width="1.688cm" svg:height="0.001cm" svg:x="11.64cm" svg:y="6.87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08" draw:style-name="gr5" draw:text-style-name="P9" draw:layer="layout" svg:width="1.688cm" svg:height="1.377cm" svg:x="11.64cm" svg:y="5.49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09" draw:style-name="gr5" draw:text-style-name="P9" draw:layer="layout" svg:width="1.688cm" svg:height="2.755cm" svg:x="11.64cm" svg:y="4.11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10" draw:style-name="gr5" draw:text-style-name="P9" draw:layer="layout" svg:width="1.688cm" svg:height="4.134cm" svg:x="11.64cm" svg:y="2.74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611" draw:style-name="gr4" draw:text-style-name="P2" draw:layer="layout" svg:width="0.751cm" svg:height="0.636cm" svg:x="13.329cm" svg:y="7.936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612" draw:style-name="gr5" draw:text-style-name="P9" draw:layer="layout" svg:width="1.688cm" svg:height="1.377cm" svg:x="11.64cm" svg:y="6.87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13" draw:style-name="gr5" draw:text-style-name="P9" draw:layer="layout" svg:width="1.688cm" svg:height="2.755cm" svg:x="11.64cm" svg:y="5.49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14" draw:style-name="gr5" draw:text-style-name="P9" draw:layer="layout" svg:width="1.688cm" svg:height="4.134cm" svg:x="11.64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Oval 615" draw:style-name="gr4" draw:text-style-name="P2" draw:layer="layout" svg:width="0.751cm" svg:height="0.636cm" svg:x="15.77cm" svg:y="4.492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16" draw:style-name="gr4" draw:text-style-name="P2" draw:layer="layout" svg:width="0.751cm" svg:height="0.636cm" svg:x="15.77cm" svg:y="5.819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17" draw:style-name="gr4" draw:text-style-name="P2" draw:layer="layout" svg:width="0.751cm" svg:height="0.636cm" svg:x="15.77cm" svg:y="3.164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18" draw:style-name="gr4" draw:text-style-name="P2" draw:layer="layout" svg:width="0.751cm" svg:height="0.636cm" svg:x="15.77cm" svg:y="7.146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619" draw:style-name="gr5" draw:text-style-name="P9" draw:layer="layout" svg:width="1.688cm" svg:height="0.74cm" svg:x="14.081cm" svg:y="2.74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20" draw:style-name="gr5" draw:text-style-name="P9" draw:layer="layout" svg:width="1.688cm" svg:height="0.689cm" svg:x="14.081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21" draw:style-name="gr5" draw:text-style-name="P9" draw:layer="layout" svg:width="1.688cm" svg:height="0.587cm" svg:x="14.081cm" svg:y="6.87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22" draw:style-name="gr5" draw:text-style-name="P9" draw:layer="layout" svg:width="1.688cm" svg:height="0.638cm" svg:x="14.081cm" svg:y="5.49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23" draw:style-name="gr5" draw:text-style-name="P9" draw:layer="layout" svg:width="1.688cm" svg:height="0.738cm" svg:x="14.081cm" svg:y="6.13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24" draw:style-name="gr5" draw:text-style-name="P9" draw:layer="layout" svg:width="1.688cm" svg:height="0.789cm" svg:x="14.081cm" svg:y="7.46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25" draw:style-name="gr5" draw:text-style-name="P9" draw:layer="layout" svg:width="1.688cm" svg:height="0.636cm" svg:x="14.081cm" svg:y="3.48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26" draw:style-name="gr5" draw:text-style-name="P9" draw:layer="layout" svg:width="1.688cm" svg:height="2.116cm" svg:x="14.081cm" svg:y="6.13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27" draw:style-name="gr5" draw:text-style-name="P9" draw:layer="layout" svg:width="1.688cm" svg:height="1.966cm" svg:x="14.081cm" svg:y="5.49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28" draw:style-name="gr5" draw:text-style-name="P9" draw:layer="layout" svg:width="1.688cm" svg:height="3.344cm" svg:x="14.081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29" draw:style-name="gr5" draw:text-style-name="P9" draw:layer="layout" svg:width="1.688cm" svg:height="4.722cm" svg:x="14.081cm" svg:y="2.74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30" draw:style-name="gr5" draw:text-style-name="P9" draw:layer="layout" svg:width="1.688cm" svg:height="3.395cm" svg:x="14.081cm" svg:y="2.74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31" draw:style-name="gr5" draw:text-style-name="P9" draw:layer="layout" svg:width="1.688cm" svg:height="3.443cm" svg:x="14.081cm" svg:y="4.80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32" draw:style-name="gr5" draw:text-style-name="P9" draw:layer="layout" svg:width="1.688cm" svg:height="4.771cm" svg:x="14.081cm" svg:y="3.48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33" draw:style-name="gr5" draw:text-style-name="P9" draw:layer="layout" svg:width="1.688cm" svg:height="3.443cm" svg:x="14.081cm" svg:y="4.80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34" draw:style-name="gr5" draw:text-style-name="P9" draw:layer="layout" svg:width="1.688cm" svg:height="3.393cm" svg:x="14.081cm" svg:y="3.48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35" draw:style-name="gr5" draw:text-style-name="P9" draw:layer="layout" svg:width="1.688cm" svg:height="0.687cm" svg:x="14.081cm" svg:y="4.80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36" draw:style-name="gr5" draw:text-style-name="P9" draw:layer="layout" svg:width="1.688cm" svg:height="2.014cm" svg:x="14.081cm" svg:y="3.48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37" draw:style-name="gr5" draw:text-style-name="P9" draw:layer="layout" svg:width="1.688cm" svg:height="2.017cm" svg:x="14.081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38" draw:style-name="gr5" draw:text-style-name="P9" draw:layer="layout" svg:width="1.688cm" svg:height="2.067cm" svg:x="14.081cm" svg:y="2.74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39" draw:style-name="gr5" draw:text-style-name="P9" draw:layer="layout" svg:width="1.732cm" svg:height="1.326cm" svg:x="16.522cm" svg:y="3.48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40" draw:style-name="gr5" draw:text-style-name="P9" draw:layer="layout" svg:width="1.688cm" svg:height="0.001cm" svg:x="16.522cm" svg:y="6.13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41" draw:style-name="gr5" draw:text-style-name="P9" draw:layer="layout" svg:width="1.688cm" svg:height="2.065cm" svg:x="14.081cm" svg:y="4.80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42" draw:style-name="gr5" draw:text-style-name="P9" draw:layer="layout" svg:width="1.732cm" svg:height="2.654cm" svg:x="16.522cm" svg:y="4.8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43" draw:style-name="gr5" draw:text-style-name="P9" draw:layer="layout" svg:width="1.688cm" svg:height="1.329cm" svg:x="16.522cm" svg:y="6.13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44" draw:style-name="gr5" draw:text-style-name="P9" draw:layer="layout" svg:width="1.732cm" svg:height="2.654cm" svg:x="16.522cm" svg:y="4.8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45" draw:style-name="gr5" draw:text-style-name="P9" draw:layer="layout" svg:width="1.688cm" svg:height="1.324cm" svg:x="16.522cm" svg:y="4.8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46" draw:style-name="gr5" draw:text-style-name="P9" draw:layer="layout" svg:width="1.688cm" svg:height="2.651cm" svg:x="16.522cm" svg:y="3.48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47" draw:style-name="gr5" draw:text-style-name="P9" draw:layer="layout" svg:width="1.732cm" svg:height="1.326cm" svg:x="16.522cm" svg:y="4.8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48" draw:style-name="gr5" draw:text-style-name="P9" draw:layer="layout" svg:width="1.732cm" svg:height="0.001cm" svg:x="16.522cm" svg:y="4.8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Oval 649" draw:style-name="gr4" draw:text-style-name="P2" draw:layer="layout" svg:width="0.751cm" svg:height="0.636cm" svg:x="10.888cm" svg:y="5.1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50" draw:style-name="gr4" draw:text-style-name="P2" draw:layer="layout" svg:width="0.751cm" svg:height="0.636cm" svg:x="10.888cm" svg:y="3.801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651" draw:style-name="gr4" draw:text-style-name="P2" draw:layer="layout" svg:width="0.751cm" svg:height="0.636cm" svg:x="10.888cm" svg:y="6.55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TextBox 576" draw:style-name="gr8" draw:text-style-name="P2" draw:layer="layout" svg:width="0.98cm" svg:height="1.11cm" svg:x="9.155cm" svg:y="4.33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6" draw:style-name="gr9" draw:text-style-name="P12" draw:layer="layout" svg:width="0.98cm" svg:height="1.11cm" svg:x="9.155cm" svg:y="4.334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7" draw:style-name="gr8" draw:text-style-name="P2" draw:layer="layout" svg:width="0.977cm" svg:height="1.11cm" svg:x="9.158cm" svg:y="5.7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7" draw:style-name="gr10" draw:text-style-name="P13" draw:layer="layout" svg:width="0.977cm" svg:height="1.11cm" svg:x="9.158cm" svg:y="5.714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79" draw:style-name="gr5" draw:text-style-name="P9" draw:layer="layout" svg:width="0.751cm" svg:height="0.768cm" svg:x="10.136cm" svg:y="4.1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80" draw:style-name="gr5" draw:text-style-name="P9" draw:layer="layout" svg:width="0.751cm" svg:height="0.771cm" svg:x="10.136cm" svg:y="5.49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82" draw:style-name="gr5" draw:text-style-name="P9" draw:layer="layout" svg:width="0.751cm" svg:height="0.608cm" svg:x="10.136cm" svg:y="4.8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83" draw:style-name="gr5" draw:text-style-name="P9" draw:layer="layout" svg:width="0.751cm" svg:height="1.986cm" svg:x="10.136cm" svg:y="4.8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84" draw:style-name="gr5" draw:text-style-name="P9" draw:layer="layout" svg:width="0.751cm" svg:height="2.149cm" svg:x="10.136cm" svg:y="4.11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85" draw:style-name="gr5" draw:text-style-name="P9" draw:layer="layout" svg:width="0.751cm" svg:height="0.605cm" svg:x="10.136cm" svg:y="6.2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Ink 8" draw:style-name="gr11" draw:text-style-name="P9" draw:layer="layout" svg:width="32.983cm" svg:height="17.162cm" svg:x="0.68cm" svg:y="1.42cm">
          <draw:image xlink:href="Pictures/10000201000004DF00000289C3BC3EA87C61B50D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custom-shape draw:name="Title 1" draw:style-name="gr12" draw:text-style-name="P7" draw:layer="layout" svg:width="29.209cm" svg:height="3.681cm" svg:x="0cm" svg:y="-0.639cm">
          <text:p text:style-name="P15"><text:span text:style-name="T4">Vectorized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2">
          <draw:g draw:name="Group 163">
            <draw:custom-shape draw:name="Oval 250" draw:style-name="gr4" draw:text-style-name="P2" draw:layer="layout" svg:width="0.751cm" svg:height="0.636cm" svg:x="18.255cm" svg:y="4.492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1" draw:style-name="gr4" draw:text-style-name="P2" draw:layer="layout" svg:width="0.751cm" svg:height="0.636cm" svg:x="18.212cm" svg:y="5.817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2" draw:style-name="gr4" draw:text-style-name="P2" draw:layer="layout" svg:width="0.751cm" svg:height="0.636cm" svg:x="13.329cm" svg:y="3.801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3" draw:style-name="gr4" draw:text-style-name="P2" draw:layer="layout" svg:width="0.751cm" svg:height="0.636cm" svg:x="13.329cm" svg:y="5.1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4" draw:style-name="gr4" draw:text-style-name="P2" draw:layer="layout" svg:width="0.751cm" svg:height="0.636cm" svg:x="13.329cm" svg:y="6.55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5" draw:style-name="gr4" draw:text-style-name="P2" draw:layer="layout" svg:width="0.751cm" svg:height="0.636cm" svg:x="13.329cm" svg:y="2.423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256" draw:style-name="gr5" draw:text-style-name="P9" draw:layer="layout" svg:width="1.645cm" svg:height="0.667cm" svg:x="19.007cm" svg:y="4.8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Oval 257" draw:style-name="gr4" draw:text-style-name="P2" draw:layer="layout" svg:width="0.751cm" svg:height="0.636cm" svg:x="20.653cm" svg:y="5.159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258" draw:style-name="gr5" draw:text-style-name="P9" draw:layer="layout" svg:width="1.688cm" svg:height="0.656cm" svg:x="18.963cm" svg:y="5.47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59" draw:style-name="gr5" draw:text-style-name="P9" draw:layer="layout" svg:width="1.177cm" svg:height="0.019cm" svg:x="21.405cm" svg:y="5.47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Box 260" draw:style-name="gr6" draw:text-style-name="P2" draw:layer="layout" svg:width="1.022cm" svg:height="0.854cm" svg:x="22.583cm" svg:y="4.932cm">
              <text:p text:style-name="P1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60" draw:style-name="gr13" draw:text-style-name="P16" draw:layer="layout" svg:width="1.022cm" svg:height="0.854cm" svg:x="22.583cm" svg:y="4.932cm">
              <text:p text:style-name="P10"><text:span text:style-name="T5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261" draw:style-name="gr5" draw:text-style-name="P9" draw:layer="layout" svg:width="1.688cm" svg:height="1.377cm" svg:x="11.64cm" svg:y="2.7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62" draw:style-name="gr5" draw:text-style-name="P9" draw:layer="layout" svg:width="1.688cm" svg:height="0.001cm" svg:x="11.64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63" draw:style-name="gr5" draw:text-style-name="P9" draw:layer="layout" svg:width="1.688cm" svg:height="1.377cm" svg:x="11.64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64" draw:style-name="gr5" draw:text-style-name="P9" draw:layer="layout" svg:width="1.688cm" svg:height="2.755cm" svg:x="11.64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65" draw:style-name="gr5" draw:text-style-name="P9" draw:layer="layout" svg:width="1.688cm" svg:height="2.755cm" svg:x="11.64cm" svg:y="2.7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66" draw:style-name="gr5" draw:text-style-name="P9" draw:layer="layout" svg:width="1.688cm" svg:height="1.377cm" svg:x="11.64cm" svg:y="4.11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67" draw:style-name="gr5" draw:text-style-name="P9" draw:layer="layout" svg:width="1.688cm" svg:height="0.001cm" svg:x="11.64cm" svg:y="5.49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68" draw:style-name="gr5" draw:text-style-name="P9" draw:layer="layout" svg:width="1.688cm" svg:height="1.377cm" svg:x="11.64cm" svg:y="5.49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69" draw:style-name="gr5" draw:text-style-name="P9" draw:layer="layout" svg:width="1.688cm" svg:height="0.001cm" svg:x="11.64cm" svg:y="6.87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70" draw:style-name="gr5" draw:text-style-name="P9" draw:layer="layout" svg:width="1.688cm" svg:height="1.377cm" svg:x="11.64cm" svg:y="5.49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71" draw:style-name="gr5" draw:text-style-name="P9" draw:layer="layout" svg:width="1.688cm" svg:height="2.755cm" svg:x="11.64cm" svg:y="4.11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72" draw:style-name="gr5" draw:text-style-name="P9" draw:layer="layout" svg:width="1.688cm" svg:height="4.134cm" svg:x="11.64cm" svg:y="2.74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273" draw:style-name="gr4" draw:text-style-name="P2" draw:layer="layout" svg:width="0.751cm" svg:height="0.636cm" svg:x="13.329cm" svg:y="7.936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274" draw:style-name="gr5" draw:text-style-name="P9" draw:layer="layout" svg:width="1.688cm" svg:height="1.377cm" svg:x="11.64cm" svg:y="6.87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75" draw:style-name="gr5" draw:text-style-name="P9" draw:layer="layout" svg:width="1.688cm" svg:height="2.755cm" svg:x="11.64cm" svg:y="5.49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76" draw:style-name="gr5" draw:text-style-name="P9" draw:layer="layout" svg:width="1.688cm" svg:height="4.134cm" svg:x="11.64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Oval 277" draw:style-name="gr4" draw:text-style-name="P2" draw:layer="layout" svg:width="0.751cm" svg:height="0.636cm" svg:x="15.77cm" svg:y="4.492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8" draw:style-name="gr4" draw:text-style-name="P2" draw:layer="layout" svg:width="0.751cm" svg:height="0.636cm" svg:x="15.77cm" svg:y="5.819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9" draw:style-name="gr4" draw:text-style-name="P2" draw:layer="layout" svg:width="0.751cm" svg:height="0.636cm" svg:x="15.77cm" svg:y="3.164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0" draw:style-name="gr4" draw:text-style-name="P2" draw:layer="layout" svg:width="0.751cm" svg:height="0.636cm" svg:x="15.77cm" svg:y="7.146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281" draw:style-name="gr5" draw:text-style-name="P9" draw:layer="layout" svg:width="1.688cm" svg:height="0.74cm" svg:x="14.081cm" svg:y="2.74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82" draw:style-name="gr5" draw:text-style-name="P9" draw:layer="layout" svg:width="1.688cm" svg:height="0.689cm" svg:x="14.081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83" draw:style-name="gr5" draw:text-style-name="P9" draw:layer="layout" svg:width="1.688cm" svg:height="0.587cm" svg:x="14.081cm" svg:y="6.87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84" draw:style-name="gr5" draw:text-style-name="P9" draw:layer="layout" svg:width="1.688cm" svg:height="0.638cm" svg:x="14.081cm" svg:y="5.49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85" draw:style-name="gr5" draw:text-style-name="P9" draw:layer="layout" svg:width="1.688cm" svg:height="0.738cm" svg:x="14.081cm" svg:y="6.13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86" draw:style-name="gr5" draw:text-style-name="P9" draw:layer="layout" svg:width="1.688cm" svg:height="0.789cm" svg:x="14.081cm" svg:y="7.46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87" draw:style-name="gr5" draw:text-style-name="P9" draw:layer="layout" svg:width="1.688cm" svg:height="0.636cm" svg:x="14.081cm" svg:y="3.48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88" draw:style-name="gr5" draw:text-style-name="P9" draw:layer="layout" svg:width="1.688cm" svg:height="2.116cm" svg:x="14.081cm" svg:y="6.13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89" draw:style-name="gr5" draw:text-style-name="P9" draw:layer="layout" svg:width="1.688cm" svg:height="1.966cm" svg:x="14.081cm" svg:y="5.49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90" draw:style-name="gr5" draw:text-style-name="P9" draw:layer="layout" svg:width="1.688cm" svg:height="3.344cm" svg:x="14.081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91" draw:style-name="gr5" draw:text-style-name="P9" draw:layer="layout" svg:width="1.688cm" svg:height="4.722cm" svg:x="14.081cm" svg:y="2.74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92" draw:style-name="gr5" draw:text-style-name="P9" draw:layer="layout" svg:width="1.688cm" svg:height="3.395cm" svg:x="14.081cm" svg:y="2.74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93" draw:style-name="gr5" draw:text-style-name="P9" draw:layer="layout" svg:width="1.688cm" svg:height="3.443cm" svg:x="14.081cm" svg:y="4.80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94" draw:style-name="gr5" draw:text-style-name="P9" draw:layer="layout" svg:width="1.688cm" svg:height="4.771cm" svg:x="14.081cm" svg:y="3.48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95" draw:style-name="gr5" draw:text-style-name="P9" draw:layer="layout" svg:width="1.688cm" svg:height="3.443cm" svg:x="14.081cm" svg:y="4.80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96" draw:style-name="gr5" draw:text-style-name="P9" draw:layer="layout" svg:width="1.688cm" svg:height="3.393cm" svg:x="14.081cm" svg:y="3.48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97" draw:style-name="gr5" draw:text-style-name="P9" draw:layer="layout" svg:width="1.688cm" svg:height="0.687cm" svg:x="14.081cm" svg:y="4.80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98" draw:style-name="gr5" draw:text-style-name="P9" draw:layer="layout" svg:width="1.688cm" svg:height="2.014cm" svg:x="14.081cm" svg:y="3.48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99" draw:style-name="gr5" draw:text-style-name="P9" draw:layer="layout" svg:width="1.688cm" svg:height="2.017cm" svg:x="14.081cm" svg:y="4.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300" draw:style-name="gr5" draw:text-style-name="P9" draw:layer="layout" svg:width="1.688cm" svg:height="2.067cm" svg:x="14.081cm" svg:y="2.74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301" draw:style-name="gr5" draw:text-style-name="P9" draw:layer="layout" svg:width="1.732cm" svg:height="1.326cm" svg:x="16.522cm" svg:y="3.48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302" draw:style-name="gr5" draw:text-style-name="P9" draw:layer="layout" svg:width="1.688cm" svg:height="0.001cm" svg:x="16.522cm" svg:y="6.13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303" draw:style-name="gr5" draw:text-style-name="P9" draw:layer="layout" svg:width="1.688cm" svg:height="2.065cm" svg:x="14.081cm" svg:y="4.80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304" draw:style-name="gr5" draw:text-style-name="P9" draw:layer="layout" svg:width="1.732cm" svg:height="2.654cm" svg:x="16.522cm" svg:y="4.8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305" draw:style-name="gr5" draw:text-style-name="P9" draw:layer="layout" svg:width="1.688cm" svg:height="1.329cm" svg:x="16.522cm" svg:y="6.13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306" draw:style-name="gr5" draw:text-style-name="P9" draw:layer="layout" svg:width="1.732cm" svg:height="2.654cm" svg:x="16.522cm" svg:y="4.8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307" draw:style-name="gr5" draw:text-style-name="P9" draw:layer="layout" svg:width="1.688cm" svg:height="1.324cm" svg:x="16.522cm" svg:y="4.8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308" draw:style-name="gr5" draw:text-style-name="P9" draw:layer="layout" svg:width="1.688cm" svg:height="2.651cm" svg:x="16.522cm" svg:y="3.48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309" draw:style-name="gr5" draw:text-style-name="P9" draw:layer="layout" svg:width="1.732cm" svg:height="1.326cm" svg:x="16.522cm" svg:y="4.8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310" draw:style-name="gr5" draw:text-style-name="P9" draw:layer="layout" svg:width="1.732cm" svg:height="0.001cm" svg:x="16.522cm" svg:y="4.8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Oval 311" draw:style-name="gr4" draw:text-style-name="P2" draw:layer="layout" svg:width="0.751cm" svg:height="0.636cm" svg:x="10.888cm" svg:y="5.1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2" draw:style-name="gr4" draw:text-style-name="P2" draw:layer="layout" svg:width="0.751cm" svg:height="0.636cm" svg:x="10.888cm" svg:y="3.801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3" draw:style-name="gr4" draw:text-style-name="P2" draw:layer="layout" svg:width="0.751cm" svg:height="0.636cm" svg:x="10.888cm" svg:y="6.55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TextBox 164" draw:style-name="gr8" draw:text-style-name="P2" draw:layer="layout" svg:width="0.98cm" svg:height="1.11cm" svg:x="9.155cm" svg:y="4.33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4" draw:style-name="gr14" draw:text-style-name="P17" draw:layer="layout" svg:width="0.98cm" svg:height="1.11cm" svg:x="9.155cm" svg:y="4.334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5" draw:style-name="gr8" draw:text-style-name="P2" draw:layer="layout" svg:width="0.977cm" svg:height="1.11cm" svg:x="9.158cm" svg:y="5.7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5" draw:style-name="gr15" draw:text-style-name="P18" draw:layer="layout" svg:width="0.977cm" svg:height="1.11cm" svg:x="9.158cm" svg:y="5.714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44" draw:style-name="gr5" draw:text-style-name="P9" draw:layer="layout" svg:width="0.751cm" svg:height="0.768cm" svg:x="10.136cm" svg:y="4.1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45" draw:style-name="gr5" draw:text-style-name="P9" draw:layer="layout" svg:width="0.751cm" svg:height="0.771cm" svg:x="10.136cm" svg:y="5.49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46" draw:style-name="gr5" draw:text-style-name="P9" draw:layer="layout" svg:width="0.751cm" svg:height="0.608cm" svg:x="10.136cm" svg:y="4.8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47" draw:style-name="gr5" draw:text-style-name="P9" draw:layer="layout" svg:width="0.751cm" svg:height="1.986cm" svg:x="10.136cm" svg:y="4.8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48" draw:style-name="gr5" draw:text-style-name="P9" draw:layer="layout" svg:width="0.751cm" svg:height="2.149cm" svg:x="10.136cm" svg:y="4.11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49" draw:style-name="gr5" draw:text-style-name="P9" draw:layer="layout" svg:width="0.751cm" svg:height="0.605cm" svg:x="10.136cm" svg:y="6.2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Ink 5" draw:style-name="gr11" draw:text-style-name="P9" draw:layer="layout" svg:width="29.139cm" svg:height="10.9cm" svg:x="1.032cm" svg:y="7.841cm">
          <draw:image xlink:href="Pictures/100002010000044E0000019D64E56A9EA383D00D.png" xlink:type="simple" xlink:show="embed" xlink:actuate="onLoad">
            <text:p/>
          </draw:image>
        </draw:frame>
        <draw:frame draw:name="Ink 6" draw:style-name="gr11" draw:text-style-name="P9" draw:layer="layout" svg:width="12.734cm" svg:height="5.061cm" svg:x="20.153cm" svg:y="11.563cm">
          <draw:image xlink:href="Pictures/10000201000001E2000000C01214CF23459033B9.png" xlink:type="simple" xlink:show="embed" xlink:actuate="onLoad">
            <text:p/>
          </draw:image>
        </draw:frame>
        <presentation:notes draw:style-name="dp3">
          <draw:page-thumbnail draw:style-name="gr3" draw:layer="layout" svg:width="16.932cm" svg:height="9.524cm" svg:x="1.058cm" svg:y="1.93cm" draw:page-number="3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6E5000000DAF5E22B4E19D5D8AE.png" xlink:type="simple" xlink:show="embed" xlink:actuate="onLoad"/>
    <draw:fill-image draw:name="msFillBitmap_20_2" draw:display-name="msFillBitmap 2" xlink:href="Pictures/10000201000000640000004A838EA2701D8F771E.png" xlink:type="simple" xlink:show="embed" xlink:actuate="onLoad"/>
    <draw:fill-image draw:name="msFillBitmap_20_3" draw:display-name="msFillBitmap 3" xlink:href="Pictures/1000020100000041000000424CA7AA680B855F78.png" xlink:type="simple" xlink:show="embed" xlink:actuate="onLoad"/>
    <draw:fill-image draw:name="msFillBitmap_20_4" draw:display-name="msFillBitmap 4" xlink:href="Pictures/1000020100000041000000426FD1DDB77659CA40.png" xlink:type="simple" xlink:show="embed" xlink:actuate="onLoad"/>
    <draw:fill-image draw:name="msFillBitmap_20_5" draw:display-name="msFillBitmap 5" xlink:href="Pictures/10000201000000640000004A838EA2701D8F771E.png" xlink:type="simple" xlink:show="embed" xlink:actuate="onLoad"/>
    <draw:fill-image draw:name="msFillBitmap_20_6" draw:display-name="msFillBitmap 6" xlink:href="Pictures/1000020100000041000000424CA7AA680B855F78.png" xlink:type="simple" xlink:show="embed" xlink:actuate="onLoad"/>
    <draw:fill-image draw:name="msFillBitmap_20_7" draw:display-name="msFillBitmap 7" xlink:href="Pictures/1000020100000041000000426FD1DDB77659CA40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30">30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1C15248D848F9C99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0.27cm" svg:y="0.319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30">30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7" draw:style-name="Mgr6" draw:text-style-name="MP9" draw:layer="backgroundobjects" svg:width="4.373cm" svg:height="1.098cm" svg:x="29.957cm" svg:y="17.964cm">
        <text:p text:style-name="MP17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9</meta:editing-cycles>
    <meta:creation-date>2017-07-10T06:03:05</meta:creation-date>
    <dc:date>2017-07-12T18:27:25</dc:date>
    <meta:editing-duration>PT1H33M</meta:editing-duration>
    <meta:generator>LibreOffice/5.1.6.2$Linux_X86_64 LibreOffice_project/10m0$Build-2</meta:generator>
    <meta:document-statistic meta:object-count="20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